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9000003875CA36EDFA51BD9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8.024cm" draw:z-index="0"><draw:image xlink:href="Pictures/1000000100000779000003875CA36EDFA51BD9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21:19.709561264</meta:creation-date>
    <dc:date>2023-10-23T22:21:48.946252208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